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CBFB14AB.png" manifest:media-type="image/png"/>
  <manifest:file-entry manifest:full-path="Pictures/10000000000000080000000889DAE7A4.png" manifest:media-type="image/png"/>
  <manifest:file-entry manifest:full-path="Pictures/1000000000000008000000082AA353A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álico" style:font-family-generic="roman" style:font-pitch="variable"/>
    <style:font-face style:name="Liberation Serif2" svg:font-family="'Liberation Serif'" style:font-adornments="Itálico Negrito" style:font-family-generic="roman" style:font-pitch="variable"/>
    <style:font-face style:name="Liberation Serif3" svg:font-family="'Liberation Serif'" style:font-adornments="Negrito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50%" fo:text-align="justify" style:justify-single-word="false" style:shadow="none"/>
    </style:style>
    <style:style style:name="P2" style:family="paragraph" style:parent-style-name="Text_20_body" style:list-style-name="L1">
      <style:paragraph-properties fo:margin-top="0cm" fo:margin-bottom="0cm" style:contextual-spacing="false" fo:line-height="150%" fo:text-align="justify" style:justify-single-word="false" style:shadow="none"/>
    </style:style>
    <style:style style:name="P3" style:family="paragraph" style:parent-style-name="Heading_20_3">
      <style:paragraph-properties fo:margin-top="0cm" fo:margin-bottom="0cm" style:contextual-spacing="false" fo:line-height="150%" fo:text-align="justify" style:justify-single-word="false" style:shadow="none"/>
    </style:style>
    <style:style style:name="P4" style:family="paragraph" style:parent-style-name="Text_20_body">
      <style:paragraph-properties fo:margin-top="0cm" fo:margin-bottom="0cm" style:contextual-spacing="false" fo:line-height="150%" fo:text-align="justify" style:justify-single-word="false" style:shadow="none"/>
      <style:text-properties fo:font-weight="bold"/>
    </style:style>
    <style:style style:name="P5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 style:shadow="none"/>
    </style:style>
    <style:style style:name="P6" style:family="paragraph" style:parent-style-name="Text_20_body">
      <style:paragraph-properties fo:margin-top="0cm" fo:margin-bottom="0cm" style:contextual-spacing="false" fo:line-height="150%" fo:text-align="justify" style:justify-single-word="false" style:shadow="none"/>
      <style:text-properties officeooo:paragraph-rsid="0030bf93"/>
    </style:style>
    <style:style style:name="P7" style:family="paragraph" style:parent-style-name="Heading_20_2">
      <style:paragraph-properties fo:margin-top="0cm" fo:margin-bottom="0cm" style:contextual-spacing="false" fo:line-height="150%" fo:text-align="justify" style:justify-single-word="false" style:shadow="none"/>
    </style:style>
    <style:style style:name="P8" style:family="paragraph" style:parent-style-name="Text_20_body">
      <style:paragraph-properties fo:margin-top="0cm" fo:margin-bottom="0cm" style:contextual-spacing="false" fo:line-height="150%" fo:text-align="justify" style:justify-single-word="false" style:shadow="none"/>
      <style:text-properties officeooo:paragraph-rsid="00329731"/>
    </style:style>
    <style:style style:name="P9" style:family="paragraph" style:parent-style-name="Heading_20_4">
      <style:paragraph-properties fo:margin-top="0cm" fo:margin-bottom="0cm" style:contextual-spacing="false" fo:line-height="150%" fo:text-align="justify" style:justify-single-word="false" style:shadow="none"/>
    </style:style>
    <style:style style:name="P10" style:family="paragraph" style:parent-style-name="Standard">
      <style:paragraph-properties fo:margin-top="0cm" fo:margin-bottom="0cm" style:contextual-spacing="false" fo:line-height="150%" fo:text-align="justify" style:justify-single-word="false" style:shadow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  <style:style style:name="T3" style:family="text">
      <style:text-properties officeooo:rsid="0030bf93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329731"/>
    </style:style>
    <style:style style:name="T7" style:family="text">
      <style:text-properties fo:font-style="italic"/>
    </style:style>
    <style:style style:name="T8" style:family="text">
      <style:text-properties fo:font-style="italic" fo:font-weight="bold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nipulando o DOM com <text:span text:style-name="Source_20_Text">getElementById</text:span> em JavaScript</text:p>
      <text:p text:style-name="P1"/>
      <text:p text:style-name="P1"/>
      <text:h text:style-name="Heading_20_1" text:outline-level="1">Introdução à Manipulação do DOM</text:h>
      <text:p text:style-name="Text_20_body"/>
      <text:p text:style-name="P1"><text:tab/>O Document Object Model (DOM) é a representação estruturada de uma página web, funcionando como uma ponte que permite ao JavaScript interagir e modificar dinamicamente o conteúdo, a estrutura e o estilo de um documento HTML. Para que essa interatividade seja possível, primeiro precisamos acessar os elementos específicos da página. Este guia se concentrará no método fundamental para essa tarefa: <text:span text:style-name="Source_20_Text"><text:span text:style-name="T1">getElementById</text:span></text:span>.</text:p>
      <text:p text:style-name="P1"><text:tab/>Uma distinção crucial para qualquer desenvolvedor é a diferença entre a execução de código no lado do cliente (navegador) e no lado do servidor (como em ambientes Node.js). A manipulação do DOM é uma tarefa exclusiva do lado do cliente. Por essa razão, é fundamental entender que toda manipulação do DOM <text:span text:style-name="T2">só pode</text:span> ser testada no console do seu navegador, pois ambientes de servidor como o Node.js não têm acesso a essa estrutura. Para os exemplos a seguir, utilizaremos a estrutura HTML abaixo, que contém seis elementos <text:span text:style-name="Source_20_Text">div</text:span> com identificadores únicos.</text:p>
      <text:p text:style-name="P1"/>
      <text:p text:style-name="Preformatted_20_Text"><text:span text:style-name="Source_20_Text">&lt;!DOCTYPE html&gt;</text:span></text:p>
      <text:p text:style-name="Preformatted_20_Text"><text:span text:style-name="Source_20_Text">&lt;html lang="pt-br"&gt;</text:span></text:p>
      <text:p text:style-name="Preformatted_20_Text"><text:span text:style-name="Source_20_Text">&lt;head&gt;</text:span></text:p>
      <text:p text:style-name="Preformatted_20_Text"><text:span text:style-name="Source_20_Text"><text:s text:c="4"/>&lt;meta charset="UTF-8"&gt;</text:span></text:p>
      <text:p text:style-name="Preformatted_20_Text"><text:span text:style-name="Source_20_Text"><text:s text:c="4"/>&lt;title&gt;Aula 30 - getElementById&lt;/title&gt;</text:span></text:p>
      <text:p text:style-name="Preformatted_20_Text"><text:span text:style-name="Source_20_Text">&lt;/head&gt;</text:span></text:p>
      <text:p text:style-name="Preformatted_20_Text"><text:span text:style-name="Source_20_Text">&lt;body&gt;</text:span></text:p>
      <text:p text:style-name="Preformatted_20_Text"><text:span text:style-name="Source_20_Text"><text:s text:c="4"/>&lt;div id="c1"&gt;HTML&lt;/div&gt;</text:span></text:p>
      <text:p text:style-name="Preformatted_20_Text"><text:span text:style-name="Source_20_Text"><text:s text:c="4"/>&lt;div id="c2"&gt;CSS&lt;/div&gt;</text:span></text:p>
      <text:p text:style-name="Preformatted_20_Text"><text:span text:style-name="Source_20_Text"><text:s text:c="4"/>&lt;div id="c3"&gt;JavaScript&lt;/div&gt;</text:span></text:p>
      <text:p text:style-name="Preformatted_20_Text"><text:span text:style-name="Source_20_Text"><text:s text:c="4"/>&lt;div id="c4"&gt;PHP&lt;/div&gt;</text:span></text:p>
      <text:p text:style-name="Preformatted_20_Text"><text:span text:style-name="Source_20_Text"><text:s text:c="4"/>&lt;div id="c5"&gt;React&lt;/div&gt;</text:span></text:p>
      <text:p text:style-name="Preformatted_20_Text"><text:span text:style-name="Source_20_Text"><text:s text:c="4"/>&lt;div id="c6"&gt;MySQL&lt;/div&gt;</text:span></text:p>
      <text:p text:style-name="Preformatted_20_Text"><text:span text:style-name="Source_20_Text"><text:s text:c="4"/>&lt;script src="script.js"&gt;&lt;/script&gt;</text:span></text:p>
      <text:p text:style-name="Preformatted_20_Text"><text:span text:style-name="Source_20_Text">&lt;/body&gt;</text:span></text:p>
      <text:p text:style-name="Preformatted_20_Text"><text:span text:style-name="Source_20_Text">&lt;/html&gt;</text:span></text:p>
      <text:p text:style-name="P1"><text:soft-page-break/><text:tab/>Para entender como o JavaScript "enxerga" e acessa esses elementos, é útil visualizar o DOM não como um bloco de código, mas como uma árvore hierárquica.</text:p>
      <text:p text:style-name="P1"/>
      <text:h text:style-name="Heading_20_2" text:outline-level="2">O DOM como uma Árvore de Elementos</text:h>
      <text:p text:style-name="P1"/>
      <text:p text:style-name="P1"><text:tab/>Visualizar a estrutura do DOM como uma árvore hierárquica é fundamental para compreender as relações de parentesco (pais e filhos) entre os elementos. Essa perspectiva nos ajuda a navegar e a selecionar os componentes da página de forma lógica e eficiente. Nessa analogia, o elemento <text:span text:style-name="Source_20_Text">&lt;html&gt;</text:span> é o <text:span text:style-name="T2">nó raiz</text:span> (<text:span text:style-name="Source_20_Text">root</text:span>) de toda a estrutura. Diretamente ligados a ele, temos seus filhos imediatos, que são os elementos <text:span text:style-name="Source_20_Text">&lt;head&gt;</text:span> e <text:span text:style-name="Source_20_Text">&lt;body&gt;</text:span>. Por sua vez, o <text:span text:style-name="Source_20_Text">&lt;body&gt;</text:span> possui seus próprios filhos, que em nosso exemplo são as seis <text:span text:style-name="Source_20_Text">divs</text:span> e o elemento <text:span text:style-name="Source_20_Text">&lt;script&gt;</text:span>. Podemos representar visualmente essa hierarquia da seguinte forma:</text:p>
      <text:p text:style-name="P1"/>
      <text:list text:style-name="L1">
        <text:list-item>
          <text:p text:style-name="P2"><text:span text:style-name="Source_20_Text">&lt;html&gt;</text:span> (Nó Raiz)</text:p>
          <text:list>
            <text:list-item>
              <text:p text:style-name="P2"><text:span text:style-name="Source_20_Text">&lt;head&gt;</text:span></text:p>
            </text:list-item>
            <text:list-item>
              <text:p text:style-name="P2"><text:span text:style-name="Source_20_Text">&lt;body&gt;</text:span></text:p>
              <text:list>
                <text:list-item>
                  <text:p text:style-name="P2"><text:span text:style-name="Source_20_Text">&lt;div&gt;</text:span> (c1)</text:p>
                </text:list-item>
                <text:list-item>
                  <text:p text:style-name="P2"><text:span text:style-name="Source_20_Text">&lt;div&gt;</text:span> (c2)</text:p>
                </text:list-item>
                <text:list-item>
                  <text:p text:style-name="P2"><text:span text:style-name="Source_20_Text">&lt;div&gt;</text:span> (c3)</text:p>
                </text:list-item>
                <text:list-item>
                  <text:p text:style-name="P2"><text:span text:style-name="Source_20_Text">&lt;div&gt;</text:span> (c4)</text:p>
                </text:list-item>
                <text:list-item>
                  <text:p text:style-name="P2"><text:span text:style-name="Source_20_Text">&lt;div&gt;</text:span> (c5)</text:p>
                </text:list-item>
                <text:list-item>
                  <text:p text:style-name="P2"><text:span text:style-name="Source_20_Text">&lt;div&gt;</text:span> (c6)</text:p>
                </text:list-item>
                <text:list-item>
                  <text:p text:style-name="P2"><text:span text:style-name="Source_20_Text">&lt;script&gt;</text:span></text:p>
                </text:list-item>
              </text:list>
            </text:list-item>
          </text:list>
        </text:list-item>
      </text:list>
      <text:p text:style-name="P1"/>
      <text:p text:style-name="P1"><text:tab/>Para interagir com qualquer "galho" ou "folha" dessa árvore, precisamos de métodos específicos que nos permitam apontar para o elemento desejado. A ferramenta mais direta para selecionar um elemento único é o <text:span text:style-name="Source_20_Text">getElementById</text:span>, que exploraremos a seguir.</text:p>
      <text:p text:style-name="P1"/>
      <text:h text:style-name="Heading_20_2" text:outline-level="2">Selecionando Elementos com <text:span text:style-name="Source_20_Text">document.getElementById()</text:span></text:h>
      <text:p text:style-name="Text_20_body"><text:span text:style-name="Source_20_Text"/></text:p>
      <text:p text:style-name="P1"><text:tab/>O método <text:span text:style-name="Source_20_Text"><text:span text:style-name="T1">getElementById()</text:span></text:span> é uma das formas mais diretas e eficientes de obter um elemento específico da página. Como o nome sugere, sua operação depende de um atributo <text:span text:style-name="Source_20_Text">id</text:span> que deve ser único em todo o documento HTML. A sintaxe para capturar um elemento é simples. Para selecionar a <text:span text:style-name="Source_20_Text">div</text:span> com <text:span text:style-name="Source_20_Text">id="c1"</text:span> e armazená-la em uma constante, utilizamos o seguinte código:</text:p>
      <text:p text:style-name="Preformatted_20_Text"><text:soft-page-break/><text:span text:style-name="Source_20_Text">const dc1 = document.getElementById('c1');</text:span></text:p>
      <text:p text:style-name="P1"/>
      <text:p text:style-name="P1"><text:tab/>Após a execução dessa linha, a constante <text:span text:style-name="Source_20_Text">dc1</text:span> não contém apenas o texto do elemento, mas uma referência ao objeto completo do elemento <text:span text:style-name="Source_20_Text">div</text:span>. Isso significa que temos acesso a todas as suas propriedades e métodos. Para inspecionar o que foi capturado, podemos usar <text:span text:style-name="Source_20_Text">console.log(dc1)</text:span>. Uma dica prática: na maioria dos consoles de navegador, ao passar o mouse sobre o elemento logado, ele será destacado visualmente na própria página, reforçando a conexão entre o código e a interface. Uma vez que o elemento está capturado em uma variável, podemos ir além da simples leitura e começar a modificar suas propriedades e seu conteúdo de forma dinâmica.</text:p>
      <text:p text:style-name="P1"/>
      <text:h text:style-name="Heading_20_2" text:outline-level="2">Acessando e Modificando Propriedades do Elemento</text:h>
      <text:p text:style-name="P1"/>
      <text:p text:style-name="P1"><text:tab/>Com um elemento do DOM armazenado em uma variável, um leque de propriedades se torna acessível. Duas das mais comuns para inspeção e modificação são o <text:span text:style-name="Source_20_Text">id</text:span> (o identificador único) e o <text:span text:style-name="Source_20_Text">innerHTML</text:span> (o conteúdo HTML interno do elemento).</text:p>
      <text:p text:style-name="P1"/>
      <text:h text:style-name="P3" text:outline-level="3">Acessando Propriedades</text:h>
      <text:p text:style-name="P1"/>
      <text:p text:style-name="P1"><text:tab/>Podemos ler facilmente as propriedades de um elemento capturado. O código abaixo imprime no console o objeto do elemento inteiro, seu <text:span text:style-name="Source_20_Text">id</text:span> e seu conteúdo <text:span text:style-name="Source_20_Text">innerHTML</text:span>.</text:p>
      <text:p text:style-name="P1"/>
      <text:p text:style-name="Preformatted_20_Text"><text:span text:style-name="Source_20_Text">// Exemplo para acessar e exibir propriedades</text:span></text:p>
      <text:p text:style-name="Preformatted_20_Text"><text:span text:style-name="Source_20_Text">console.log(dc1);</text:span></text:p>
      <text:p text:style-name="Preformatted_20_Text"><text:span text:style-name="Source_20_Text">console.log(dc1.id);</text:span></text:p>
      <text:p text:style-name="Preformatted_20_Text"><text:span text:style-name="Source_20_Text">console.log(dc1.innerHTML);</text:span></text:p>
      <text:p text:style-name="P4"/>
      <text:p text:style-name="P4">Saída esperada no console:</text:p>
      <text:list text:style-name="L2">
        <text:list-item>
          <text:p text:style-name="P5">O objeto do elemento <text:span text:style-name="Source_20_Text">div</text:span> (<text:span text:style-name="Source_20_Text">&lt;div id="c1"&gt;HTML&lt;/div&gt;</text:span>).</text:p>
        </text:list-item>
        <text:list-item>
          <text:p text:style-name="P5">A string <text:span text:style-name="Source_20_Text">"c1"</text:span>.</text:p>
        </text:list-item>
        <text:list-item>
          <text:p text:style-name="P5">A string <text:span text:style-name="Source_20_Text">"HTML"</text:span>.</text:p>
        </text:list-item>
      </text:list>
      <text:p text:style-name="P1"/>
      <text:p text:style-name="P1"/>
      <text:h text:style-name="P3" text:outline-level="3"><text:soft-page-break/>Modificando Propriedades</text:h>
      <text:p text:style-name="P1"/>
      <text:p text:style-name="P1"><text:tab/>O verdadeiro poder da manipulação do DOM reside na capacidade de alterar essas propriedades em tempo real. O exemplo a seguir modifica o conteúdo da <text:span text:style-name="Source_20_Text">div</text:span> <text:span text:style-name="Source_20_Text">c1</text:span>.</text:p>
      <text:p text:style-name="P1"/>
      <text:p text:style-name="Preformatted_20_Text"><text:span text:style-name="Source_20_Text">// Exemplo para modificar o conteúdo</text:span></text:p>
      <text:p text:style-name="Preformatted_20_Text"><text:span text:style-name="Source_20_Text">dc1.innerHTML = '</text:span><text:span text:style-name="Source_20_Text"><text:span text:style-name="T3">mudando conteúdo</text:span></text:span><text:span text:style-name="Source_20_Text">';</text:span></text:p>
      <text:p text:style-name="P1"/>
      <text:p text:style-name="P6"><text:tab/>Essa alteração é refletida imediatamente na página visível para o usuário. É importante entender que o JavaScript executa o código de forma síncrona, linha por linha. Se tivéssemos um <text:span text:style-name="Source_20_Text">console.log(dc1.innerHTML)</text:span> <text:span text:style-name="T4">antes</text:span> da linha de modificação, ele imprimiria o valor original ("HTML"). A linha seguinte, <text:span text:style-name="Source_20_Text">dc1.innerHTML = '</text:span><text:span text:style-name="Source_20_Text"><text:span text:style-name="T3">mudando conteúdo</text:span></text:span><text:span text:style-name="Source_20_Text">'</text:span>, executa imediatamente depois, atualizando o que o usuário vê na tela. Mas como podemos aplicar essas modificações a múltiplos elementos de forma eficiente, sem repetir o código para cada um?</text:p>
      <text:p text:style-name="P1"/>
      <text:h text:style-name="P7" text:outline-level="2">Trabalhando com Múltiplos Elementos em um Array</text:h>
      <text:p text:style-name="P1"/>
      <text:p text:style-name="P1"><text:tab/>Para manipular um grupo de elementos, a estratégia mais eficaz é selecioná-los individualmente com <text:span text:style-name="Source_20_Text">getElementById</text:span> e, em seguida, organizá-los em uma estrutura de dados, como um array. Isso nos permite iterar sobre eles e aplicar modificações em massa. O bloco de código a seguir demonstra esse processo completo:</text:p>
      <text:p text:style-name="P1"/>
      <text:p text:style-name="Preformatted_20_Text"><text:span text:style-name="Source_20_Text">// 1. Capturar cada elemento individualmente</text:span></text:p>
      <text:p text:style-name="Preformatted_20_Text"><text:span text:style-name="Source_20_Text">const dc1 = document.getElementById('c1');</text:span></text:p>
      <text:p text:style-name="Preformatted_20_Text"><text:span text:style-name="Source_20_Text">const dc2 = document.getElementById('c2');</text:span></text:p>
      <text:p text:style-name="Preformatted_20_Text"><text:span text:style-name="Source_20_Text">const dc3 = document.getElementById('c3');</text:span></text:p>
      <text:p text:style-name="Preformatted_20_Text"><text:span text:style-name="Source_20_Text">const dc4 = document.getElementById('c4');</text:span></text:p>
      <text:p text:style-name="Preformatted_20_Text"><text:span text:style-name="Source_20_Text">const dc5 = document.getElementById('c5');</text:span></text:p>
      <text:p text:style-name="Preformatted_20_Text"><text:span text:style-name="Source_20_Text">const dc6 = document.getElementById('c6');</text:span></text:p>
      <text:p text:style-name="Preformatted_20_Text"/>
      <text:p text:style-name="Preformatted_20_Text"><text:span text:style-name="Source_20_Text">// 2. Criar um array contendo todos os elementos</text:span></text:p>
      <text:p text:style-name="Preformatted_20_Text"><text:span text:style-name="Source_20_Text">const arrayElementos = [dc1, dc2, dc3, dc4, dc5, dc6];</text:span></text:p>
      <text:p text:style-name="Preformatted_20_Text"/>
      <text:p text:style-name="Preformatted_20_Text"><text:span text:style-name="Source_20_Text">// 3. Exibir o array no console para inspeção</text:span></text:p>
      <text:p text:style-name="Preformatted_20_Text"><text:span text:style-name="Source_20_Text">console.log(arrayElementos);</text:span></text:p>
      <text:p text:style-name="P1"><text:soft-page-break/><text:tab/>Ao executar o <text:span text:style-name="Source_20_Text">console.log</text:span>, o navegador exibirá um <text:span text:style-name="T5">array</text:span> contendo os seis objetos de elemento <text:span text:style-name="Source_20_Text">div</text:span>. Agora, em vez de seis variáveis separadas, temos uma única coleção ordenada e iterável, pronta para ser manipulada em lote. Com nossos elementos organizados em um <text:span text:style-name="T5">array</text:span>, podemos utilizar diferentes abordagens de loop para percorrer essa coleção e aplicar a mesma operação a todos os seus itens.</text:p>
      <text:p text:style-name="P1"/>
      <text:h text:style-name="P7" text:outline-level="2">Métodos de Iteração para Manipulação em Massa</text:h>
      <text:p text:style-name="P1"/>
      <text:p text:style-name="P1"><text:tab/>Para evitar a repetição de código ao modificar vários elementos, utilizamos laços de repetição (iteração). Vamos analisar as abordagens mais comuns e eficientes para trabalhar com arrays de elementos do DOM.</text:p>
      <text:p text:style-name="P1"/>
      <text:h text:style-name="P3" text:outline-level="3">Opção 1: O Laço <text:span text:style-name="Source_20_Text">for...of</text:span></text:h>
      <text:p text:style-name="P1"><text:span text:style-name="Source_20_Text"/></text:p>
      <text:p text:style-name="P1"><text:tab/>O laço <text:span text:style-name="Source_20_Text">for...of</text:span> é uma estrutura de controle de fluxo moderna e legível, ideal para percorrer coleções iteráveis como <text:span text:style-name="T5">arrays</text:span>. Sua sintaxe é clara e direta para aplicar uma operação a cada item da coleção.</text:p>
      <text:p text:style-name="P1"/>
      <text:p text:style-name="Preformatted_20_Text"><text:span text:style-name="Source_20_Text">const arrayElementos = [dc1, dc2, dc3, dc4, dc5, dc6];</text:span></text:p>
      <text:p text:style-name="Preformatted_20_Text"/>
      <text:p text:style-name="Preformatted_20_Text"><text:span text:style-name="Source_20_Text">for (const d of arrayElementos) {</text:span></text:p>
      <text:p text:style-name="Preformatted_20_Text"><text:span text:style-name="Source_20_Text"><text:s text:c="4"/>d.innerHTML = '</text:span><text:span text:style-name="Source_20_Text"><text:span text:style-name="T6">alterando elementos</text:span></text:span><text:span text:style-name="Source_20_Text">';</text:span></text:p>
      <text:p text:style-name="Preformatted_20_Text"><text:span text:style-name="Source_20_Text">}</text:span></text:p>
      <text:p text:style-name="P1"/>
      <text:p text:style-name="P8"><text:tab/>Após a execução deste código, o conteúdo de todas as seis <text:span text:style-name="Source_20_Text">divs</text:span> na página será alterado para "<text:span text:style-name="Source_20_Text"><text:span text:style-name="T6">alterando elementos</text:span></text:span>".</text:p>
      <text:p text:style-name="P1"/>
      <text:h text:style-name="P3" text:outline-level="3">Opção 2: Métodos de Array Modernos (<text:span text:style-name="Source_20_Text">forEach</text:span>, <text:span text:style-name="Source_20_Text">map</text:span>)</text:h>
      <text:p text:style-name="P1"/>
      <text:p text:style-name="P1">O JavaScript moderno oferece métodos de array que promovem um estilo de programação mais funcional e declarativo. Os dois mais relevantes para esta tarefa são <text:span text:style-name="Source_20_Text">.forEach()</text:span> e <text:span text:style-name="Source_20_Text">.map()</text:span>.</text:p>
      <text:p text:style-name="P1"/>
      <text:p text:style-name="P1"/>
      <text:p text:style-name="P1"/>
      <text:p text:style-name="P1"/>
      <text:h text:style-name="P9" text:outline-level="4"><text:soft-page-break/><text:span text:style-name="Source_20_Text">forEach()</text:span>: A Escolha Correta para Efeitos Colaterais</text:h>
      <text:p text:style-name="P1"/>
      <text:p text:style-name="P1"><text:tab/>O método <text:span text:style-name="Source_20_Text">.forEach()</text:span> executa uma função para cada elemento do array. É a ferramenta semanticamente correta quando seu objetivo é realizar uma ação (um "efeito colateral"), como modificar o <text:span text:style-name="Source_20_Text">innerHTML</text:span> de cada elemento, e você não precisa criar um novo array como resultado.</text:p>
      <text:p text:style-name="P1"/>
      <text:p text:style-name="Preformatted_20_Text"><text:span text:style-name="Source_20_Text">const arrayElementos = [dc1, dc2, dc3, dc4, dc5, dc6];</text:span></text:p>
      <text:p text:style-name="Preformatted_20_Text"/>
      <text:p text:style-name="Preformatted_20_Text"><text:span text:style-name="Source_20_Text">arrayElementos.forEach((e) =&gt; {</text:span></text:p>
      <text:p text:style-name="Preformatted_20_Text"><text:span text:style-name="Source_20_Text"><text:s text:c="4"/>e.innerHTML = '</text:span><text:span text:style-name="Source_20_Text"><text:span text:style-name="T6">alterando elementos</text:span></text:span><text:span text:style-name="Source_20_Text">';</text:span></text:p>
      <text:p text:style-name="Preformatted_20_Text"><text:span text:style-name="Source_20_Text">});</text:span></text:p>
      <text:p text:style-name="P1"/>
      <text:p text:style-name="P1"><text:tab/>Este código alcança o mesmo resultado do <text:span text:style-name="Source_20_Text">for...of</text:span>, mas de uma forma que muitos desenvolvedores consideram mais limpa e expressiva.</text:p>
      <text:p text:style-name="P1"/>
      <text:h text:style-name="P9" text:outline-level="4"><text:span text:style-name="Source_20_Text">map()</text:span>: Para Transformação de Arrays</text:h>
      <text:p text:style-name="P1"/>
      <text:p text:style-name="P1"><text:tab/>O método <text:span text:style-name="Source_20_Text">.map()</text:span> também itera sobre cada elemento, mas seu propósito principal é <text:span text:style-name="T2">criar um novo array</text:span> a partir dos resultados da função aplicada a cada item. Usá-lo apenas para efeitos colaterais, como no exemplo abaixo, é um anti-padrão comum.</text:p>
      <text:p text:style-name="P1"/>
      <text:p text:style-name="Preformatted_20_Text"><text:span text:style-name="Source_20_Text">// Exemplo funcional, mas não idiomático</text:span></text:p>
      <text:p text:style-name="Preformatted_20_Text"><text:span text:style-name="Source_20_Text">arrayElementos.map((e) =&gt; {</text:span></text:p>
      <text:p text:style-name="Preformatted_20_Text"><text:span text:style-name="Source_20_Text"><text:s text:c="4"/>e.innerHTML = '</text:span><text:span text:style-name="Source_20_Text"><text:span text:style-name="T6">alterando elementos</text:span></text:span><text:span text:style-name="Source_20_Text">';</text:span></text:p>
      <text:p text:style-name="Preformatted_20_Text"><text:span text:style-name="Source_20_Text">});</text:span></text:p>
      <text:p text:style-name="P1"/>
      <text:p text:style-name="P1"><text:tab/>Embora o código acima<text:span text:style-name="T4"> </text:span><text:span text:style-name="T4">funcione</text:span>, ele é um uso inadequado do <text:span text:style-name="Source_20_Text">.map()</text:span>. Ele está modificando os elementos originais, mas também está criando e retornando um novo array (neste caso, <text:span text:style-name="Source_20_Text">[undefined, undefined, ...]</text:span>) que não está sendo utilizado. Para a tarefa de simplesmente modificar elementos, <text:span text:style-name="Source_20_Text">.forEach()</text:span> é a escolha superior e mais clara. Em resumo, ao trabalhar com arrays, prefira métodos modernos como <text:span text:style-name="Source_20_Text">.forEach()</text:span> a laços tradicionais. Eles representam uma "estrutura mais simples e mais moderna", são menos propensos a erros e comunicam melhor a sua intenção: <text:span text:style-name="Source_20_Text">forEach</text:span> para ações, <text:span text:style-name="Source_20_Text">map</text:span> para transformações.</text:p>
      <text:h text:style-name="Heading_20_1" text:outline-level="1"><text:soft-page-break/>Conclusão e Próximos Passos</text:h>
      <text:p text:style-name="P1"/>
      <text:p text:style-name="P1"><text:tab/>Ao longo desta <text:span text:style-name="T6">seção</text:span>, aprendemos os conceitos fundamentais para a manipulação do DOM. Vimos o que é o DOM e por que ele é representado como uma árvore, como selecionar um elemento único com <text:span text:style-name="Source_20_Text">document.getElementById</text:span>, como acessar e modificar suas propriedades (<text:span text:style-name="Source_20_Text">id</text:span>, <text:span text:style-name="Source_20_Text">innerHTML</text:span>) e, finalmente, como escalar essa manipulação para múltiplos elementos, organizando-os em um array e utilizando laços como <text:span text:style-name="Source_20_Text">for...of</text:span> e métodos como <text:span text:style-name="Source_20_Text">.forEach()</text:span> para aplicar alterações em massa.</text:p>
      <text:p text:style-name="P1"><text:tab/>Dominamos a seleção de elementos por IDs únicos. No entanto, o JavaScript oferece outros métodos poderosos, como <text:span text:style-name="Source_20_Text">getElementsByClassName</text:span> ou <text:span text:style-name="Source_20_Text">querySelectorAll</text:span>, que selecionam múltiplos elementos de uma vez. É crucial saber que esses métodos retornam uma <text:span text:style-name="Source_20_Text">HTMLCollection</text:span> ou <text:span text:style-name="Source_20_Text">NodeList</text:span>, que são objetos "análogos a um array" (<text:span text:style-name="T7">array-like</text:span>), mas <text:span text:style-name="T8">não são arrays de verdade</text:span>. Consequentemente, eles não possuem métodos como <text:span text:style-name="Source_20_Text">.forEach()</text:span> ou <text:span text:style-name="Source_20_Text">.map()</text:span> diretamente. É por isso que técnicas como o operador <text:span text:style-name="T5">spread</text:span> (<text:span text:style-name="Source_20_Text">[...colecao]</text:span>) são essenciais para primeiro converter essas coleções em arrays verdadeiros, desbloqueando todo o poder dos métodos de iteração modernos.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álico" style:font-family-generic="roman" style:font-pitch="variable"/>
    <style:font-face style:name="Liberation Serif2" svg:font-family="'Liberation Serif'" style:font-adornments="Itálico Negrito" style:font-family-generic="roman" style:font-pitch="variable"/>
    <style:font-face style:name="Liberation Serif3" svg:font-family="'Liberation Serif'" style:font-adornments="Negrito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fill-image draw:name="_31_0_20_Percent" draw:display-name="10 Percent" xlink:href="Pictures/1000000000000008000000082AA353A8.png" xlink:type="simple" xlink:show="embed" xlink:actuate="onLoad"/>
    <draw:fill-image draw:name="_32_0_20_Percent" draw:display-name="20 Percent" xlink:href="Pictures/10000000000000080000000889DAE7A4.png" xlink:type="simple" xlink:show="embed" xlink:actuate="onLoad"/>
    <draw:fill-image draw:name="Dotted_20_Grid" draw:display-name="Dotted Grid" xlink:href="Pictures/100000000000000800000008CBFB14AB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indent="0cm" style:auto-text-indent="false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 fo:line-height="150%"/>
      <style:text-properties fo:text-transform="uppercase" style:font-name="Liberation Serif3" fo:font-family="'Liberation Serif'" style:font-style-name="Negrito" style:font-family-generic="roman" style:font-pitch="variable" fo:font-size="12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line-height="150%"/>
      <style:text-properties style:font-name="Liberation Serif3" fo:font-family="'Liberation Serif'" style:font-style-name="Negrito" style:font-family-generic="roman" style:font-pitch="variable"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line-height="150%"/>
      <style:text-properties style:font-name="Liberation Serif2" fo:font-family="'Liberation Serif'" style:font-style-name="Itálico Negrito" style:font-family-generic="roman" style:font-pitch="variable" fo:font-size="12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cm" fo:margin-bottom="0cm" style:contextual-spacing="false" fo:line-height="150%"/>
      <style:text-properties style:font-name="Liberation Serif1" fo:font-family="'Liberation Serif'" style:font-style-name="Itálico" style:font-family-generic="roman" style:font-pitch="variable" fo:font-size="12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cm" fo:margin-bottom="0cm" style:contextual-spacing="false" fo:line-height="150%"/>
      <style:text-properties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line-height="150%" fo:text-align="justify" style:justify-single-word="false" fo:padding="0.45cm" fo:border="0.06pt solid #000000" style:shadow="#808080 0.15cm 0.15cm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loext:graphic-properties draw:fill="bitmap" draw:fill-color="#000000" draw:fill-image-name="_32_0_20_Percent" style:repeat="repeat"/>
      <style:paragraph-properties fo:margin-top="0cm" fo:margin-bottom="0cm" style:contextual-spacing="false" fo:text-align="center" style:justify-single-word="false" fo:padding="0.45cm" fo:border="0.06pt solid #000000" style:shadow="#808080 0.176cm 0.176cm">
        <style:background-image xlink:href="Pictures/10000000000000080000000889DAE7A4.png" xlink:type="simple" xlink:actuate="onLoad"/>
      </style:paragraph-properties>
      <style:text-properties fo:font-variant="normal" fo:text-transform="none" style:font-name="Liberation Serif3" fo:font-family="'Liberation Serif'" style:font-style-name="Negrito" style:font-family-generic="roman" style:font-pitch="variable" fo:font-size="24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tyle="normal" fo:font-weight="bold"/>
    </style:style>
    <style:style style:name="Contents_20_3" style:display-name="Contents 3" style:family="paragraph" style:parent-style-name="Index" style:class="index">
      <style:paragraph-properties fo:margin-left="0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tyle="italic" fo:font-weight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text:style-name="Numbering_20_Symbols" loext:num-list-format="%2%.%3%.%4%.%5%.%6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text:style-name="Numbering_20_Symbols" loext:num-list-format="%3%.%4%.%5%.%6%.%7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text:style-name="Numbering_20_Symbols" loext:num-list-format="%4%.%5%.%6%.%7%.%8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text:style-name="Numbering_20_Symbols" loext:num-list-format="%5%.%6%.%7%.%8%.%9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text:style-name="Numbering_20_Symbols" loext:num-list-format="%6%.%7%.%8%.%9%.%10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2T11:20:06.595167952</meta:creation-date>
    <meta:print-date>2026-01-13T19:26:49.740627185</meta:print-date>
    <meta:printed-by>Arquivos PDF</meta:printed-by>
    <dc:date>2026-01-13T20:27:27.188677075</dc:date>
    <meta:editing-duration>PT54M13S</meta:editing-duration>
    <meta:editing-cycles>3</meta:editing-cycles>
    <meta:generator>LibreOffice/25.8.4.2$Linux_X86_64 LibreOffice_project/290daaa01b999472f0c7a3890eb6a550fd74c6df</meta:generator>
    <meta:document-statistic meta:table-count="0" meta:image-count="0" meta:object-count="0" meta:page-count="7" meta:paragraph-count="97" meta:word-count="1530" meta:character-count="10048" meta:non-whitespace-character-count="8571"/>
  </office:meta>
</office:document-meta>
</file>